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p>
        <mi>x</mi>
        <mn>2</mn>
      </msup>
      <mrow>
        <mi/>
        <mo stretchy="false">+</mo>
        <mi/>
      </mrow>
      <mi mathvariant="italic">px</mi>
      <mrow>
        <mi/>
        <mo stretchy="false">=</mo>
        <mi/>
      </mrow>
      <msup>
        <mi>x</mi>
        <mn>2</mn>
      </msup>
      <mrow>
        <mi/>
        <mo stretchy="false">+</mo>
        <mi/>
      </mrow>
      <mi mathvariant="italic">px</mi>
      <mrow>
        <mi/>
        <mo stretchy="false">+</mo>
        <mi/>
      </mrow>
      <msup>
        <mfenced open="(" close=")">
          <mfrac>
            <mi>p</mi>
            <mn>2</mn>
          </mfrac>
        </mfenced>
        <mn>2</mn>
      </msup>
      <mrow>
        <mi/>
        <mo stretchy="false">−</mo>
        <msup>
          <mfenced open="(" close=")">
            <mfrac>
              <mi>p</mi>
              <mn>2</mn>
            </mfrac>
          </mfenced>
          <mn>2</mn>
        </msup>
      </mrow>
      <mrow>
        <mi/>
        <mo stretchy="false">=</mo>
        <mi/>
      </mrow>
      <msup>
        <mfenced open="(" close=")">
          <mrow>
            <mi>x</mi>
            <mrow>
              <mi/>
              <mo stretchy="false">+</mo>
              <mi/>
            </mrow>
            <mfrac>
              <mi>p</mi>
              <mn>2</mn>
            </mfrac>
          </mrow>
        </mfenced>
        <mn>2</mn>
      </msup>
      <mrow>
        <mi/>
        <mo stretchy="false">−</mo>
        <msup>
          <mfenced open="(" close=")">
            <mfrac>
              <mi>p</mi>
              <mn>2</mn>
            </mfrac>
          </mfenced>
          <mn>2</mn>
        </msup>
      </mrow>
    </mrow>
    <annotation encoding="StarMath 5.0">x^2 `+` px ~=~ x^2 `+` px `+` left (p over 2 right )^2 `- left(p over 2 right )^2 ~=~ left (x `+` {p}over{2} right )^2 `- left (p over 2 right )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